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b244" officeooo:paragraph-rsid="0012b244"/>
    </style:style>
    <style:style style:name="P2" style:family="paragraph" style:parent-style-name="Standard">
      <style:text-properties officeooo:rsid="0012b244" officeooo:paragraph-rsid="0012b244"/>
    </style:style>
    <style:style style:name="P3" style:family="paragraph" style:parent-style-name="Standard">
      <style:text-properties officeooo:rsid="0012b244" officeooo:paragraph-rsid="0012b244"/>
    </style:style>
    <style:style style:name="P4" style:family="paragraph" style:parent-style-name="Standard">
      <style:text-properties officeooo:rsid="00157b24" officeooo:paragraph-rsid="00157b24"/>
    </style:style>
    <style:style style:name="T1" style:family="text">
      <style:text-properties officeooo:rsid="0013a3bd"/>
    </style:style>
    <style:style style:name="T2" style:family="text">
      <style:text-properties officeooo:rsid="00157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and testing the model.</text:p>
      <text:p text:style-name="P2"/>
      <text:p text:style-name="P4">1. Create a directory named ‘data’ in the parent folder. Also create the folders ‘data/train’ , ‘data/test’.</text:p>
      <text:p text:style-name="P2"><text:span text:style-name="T2">2</text:span>. Given below is the program that can be used to predict the class for any new image.</text:p>
      <text:p text:style-name="P2"><text:span text:style-name="T2">3</text:span>. The input image size is set to be (180, 180, 3)</text:p>
      <text:p text:style-name="P2"><text:span text:style-name="T2">4</text:span>. The image matrix is also divided by 255 , in preprocessing step.</text:p>
      <text:p text:style-name="P2"/>
      <text:p text:style-name="P2">NOTE :- The indexing of the classes start from 0 i.e <text:s/>the indexing is:</text:p>
      <text:p text:style-name="P2"/>
      <text:p text:style-name="P1">{'bed': 0, 'chair': 1, 'lamp': 2, 'shelf': 3, 'sofa': 4, 'stool': 5, 'table': 6, 'wardrobe': 7}</text:p>
      <text:p text:style-name="P2"/>
      <text:p text:style-name="P2"/>
      <text:p text:style-name="P2">Predict.py</text:p>
      <text:p text:style-name="P2"/>
      <text:p text:style-name="P2">from keras.preprocessing import image</text:p>
      <text:p text:style-name="P2">from keras.models import load_model</text:p>
      <text:p text:style-name="P2">import matplotlib.pyplot as plt</text:p>
      <text:p text:style-name="P2">import numpy as np</text:p>
      <text:p text:style-name="P2">import os</text:p>
      <text:p text:style-name="P2"/>
      <text:p text:style-name="P2"/>
      <text:p text:style-name="P2">def load_image(img_path, show=False):</text:p>
      <text:p text:style-name="P2"/>
      <text:p text:style-name="P2"><text:s text:c="4"/>img = image.load_img(img_path, target_size=(180, 180))</text:p>
      <text:p text:style-name="P2"><text:s text:c="4"/>img_tensor = image.img_to_array(img)</text:p>
      <text:p text:style-name="P2"><text:s text:c="4"/>img_tensor = np.expand_dims(img_tensor, axis=0)</text:p>
      <text:p text:style-name="P2"><text:s text:c="4"/>img_tensor /= 255. <text:s text:c="28"/></text:p>
      <text:p text:style-name="P2"/>
      <text:p text:style-name="P2"/>
      <text:p text:style-name="P2"><text:s text:c="4"/>return img_tensor</text:p>
      <text:p text:style-name="P2"/>
      <text:p text:style-name="P2">if __name__ == "__main__":</text:p>
      <text:p text:style-name="P2"><text:tab/>model = load_model("<text:span text:style-name="T1">model1.</text:span>h5")</text:p>
      <text:p text:style-name="P2"><text:tab/>img_path = '&lt;image path&gt;'</text:p>
      <text:p text:style-name="P2"><text:tab/>new_image = load_image(img_path)</text:p>
      <text:p text:style-name="P2"><text:tab/>pred = model.predict_classes(new_image)</text:p>
      <text:p text:style-name="P2"><text:tab/>print(pr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0:47:46.530816323</meta:creation-date>
    <dc:date>2018-03-29T10:59:58.464228161</dc:date>
    <meta:editing-duration>PT11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52" meta:character-count="1073" meta:non-whitespace-character-count="891"/>
  </office:meta>
</office:document-meta>
</file>